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86cm" svg:height="8.358cm" svg:x="0.4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6-29T14:58:03.361782990</dc:date>
    <meta:editing-duration>PT7M12S</meta:editing-duration>
    <meta:editing-cycles>25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61cm" svg:height="8.359cm" xlink:href="." xlink:type="simple" chart:class="chart:scatter" chart:style-name="ch1">
        <chart:plot-area chart:style-name="ch2" chart:data-source-has-labels="both" svg:x="0.297cm" svg:y="0.167cm" svg:width="14.267cm" svg:height="8.025cm">
          <chart:coordinate-region svg:x="0.839cm" svg:y="0.366cm" svg:width="13.631cm" svg:height="7.627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374762629171448">
                <text:p>0.3747626291714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618033988749896">
                <text:p>0.6180339887498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851558583130143">
                <text:p>-0.851558583130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125581039058631">
                <text:p>-0.1255810390586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250666467128606">
                <text:p>0.2506664671286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963507348203428">
                <text:p>0.9635073482034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374762629171452">
                <text:p>0.3747626291714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.22464679914735E-015">
                <text:p>1.22464679914735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963507348203427">
                <text:p>-0.9635073482034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6180339887499">
                <text:p>-0.61803398874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125581039058632">
                <text:p>0.1255810390586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497379774329705">
                <text:p>0.4973797743297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17557050458494">
                <text:p>1.175570504584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45793725484283">
                <text:p>1.457937254842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851558583130142">
                <text:p>0.8515585831301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497379774329715">
                <text:p>0.4973797743297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125581039058628">
                <text:p>0.1255810390586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250666467128612">
                <text:p>-0.2506664671286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61803398874989">
                <text:p>-0.618033988749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9021130325903">
                <text:p>-1.90211303259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.071653589958">
                <text:p>-1.0716535899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736249105369354">
                <text:p>-0.7362491053693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374762629171456">
                <text:p>-0.3747626291714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.95943487863577E-015">
                <text:p>-1.95943487863577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374762629171452">
                <text:p>0.3747626291714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73624910536935">
                <text:p>0.736249105369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27484797949739">
                <text:p>1.274847979497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963507348203434">
                <text:p>0.9635073482034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250666467128616">
                <text:p>0.2506664671286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125581039058624">
                <text:p>-0.1255810390586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497379774329712">
                <text:p>-0.4973797743297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851558583130139">
                <text:p>-0.8515585831301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17557050458494">
                <text:p>-1.175570504584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